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mily-generic="system" style:font-pitch="variable"/>
    <style:font-face style:name="MuktiNarrow1" svg:font-family="MuktiNarrow"/>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 style:family="paragraph" style:parent-style-name="Text_20_body">
      <style:paragraph-properties fo:text-align="center"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0634b4" officeooo:paragraph-rsid="000634b4"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Text_20_body">
      <style:paragraph-properties fo:text-align="center" style:justify-single-word="false"/>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ext_20_body">
      <style:paragraph-properties fo:text-align="center"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081a5c" officeooo:paragraph-rsid="00081a5c"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09c472" officeooo:paragraph-rsid="0009c472"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1bf3fd" officeooo:paragraph-rsid="001bf3fd"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Standard">
      <style:text-properties style:font-name="Calibri" officeooo:paragraph-rsid="001f9bf5"/>
    </style:style>
    <style:style style:name="P8" style:family="paragraph" style:parent-style-name="Text_20_body">
      <style:paragraph-properties fo:text-align="end" style:justify-single-word="false"/>
      <style:text-properties style:font-name="Calibri"/>
    </style:style>
    <style:style style:name="P9" style:family="paragraph" style:parent-style-name="Text_20_body">
      <style:paragraph-properties fo:text-align="start" style:justify-single-word="false"/>
      <style:text-properties style:font-name="Calibri" fo:font-weight="bold" style:font-weight-asian="bold" style:font-weight-complex="bold"/>
    </style:style>
    <style:style style:name="P10" style:family="paragraph" style:parent-style-name="Text_20_body">
      <style:text-properties style:font-name="Calibri"/>
    </style:style>
    <style:style style:name="P11" style:family="paragraph" style:parent-style-name="Text_20_body">
      <style:text-properties style:font-name="Calibri" officeooo:paragraph-rsid="001f9bf5"/>
    </style:style>
    <style:style style:name="P12" style:family="paragraph" style:parent-style-name="Text_20_body" style:list-style-name="L1">
      <style:text-properties style:font-name="Calibri" officeooo:rsid="001f9bf5" officeooo:paragraph-rsid="001f9bf5"/>
    </style:style>
    <style:style style:name="P13" style:family="paragraph" style:parent-style-name="Text_20_body">
      <style:paragraph-properties fo:text-align="start" style:justify-single-word="false"/>
      <style:text-properties style:font-name="Calibri" fo:font-weight="normal" style:font-weight-asian="normal" style:font-weight-complex="normal"/>
    </style:style>
    <style:style style:name="P14" style:family="paragraph" style:parent-style-name="Text_20_body" style:list-style-name="L3">
      <style:text-properties officeooo:paragraph-rsid="001f9bf5"/>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 style:family="text">
      <style:text-properties officeooo:rsid="000634b4"/>
    </style:style>
    <style:style style:name="T4" style:family="text">
      <style:text-properties style:font-name="Calibri1" fo:font-size="11pt" officeooo:rsid="000634b4"/>
    </style:style>
    <style:style style:name="T5" style:family="text">
      <style:text-properties officeooo:rsid="00081a5c"/>
    </style:style>
    <style:style style:name="T6" style:family="text">
      <style:text-properties fo:font-weight="bold" style:font-weight-asian="bold" style:font-weight-complex="bold"/>
    </style:style>
    <style:style style:name="T7" style:family="text">
      <style:text-properties fo:font-weight="bold" officeooo:rsid="001f9bf5" style:font-weight-asian="bold" style:font-weight-complex="bold"/>
    </style:style>
    <style:style style:name="T8" style:family="text">
      <style:text-properties officeooo:rsid="00087c4b"/>
    </style:style>
    <style:style style:name="T9" style:family="text">
      <style:text-properties officeooo:rsid="001f9bf5"/>
    </style:style>
    <style:style style:name="T10" style:family="text">
      <style:text-properties officeooo:rsid="00203b66"/>
    </style:style>
    <style:style style:name="T11" style:family="text">
      <style:text-properties style:font-name="Calibri" officeooo:rsid="001f9bf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variable-decls>
        <text:variable-decl office:value-type="string" text:name="sequence"/>
        <text:variable-decl office:value-type="string" text:name="name"/>
        <text:variable-decl office:value-type="string" text:name="salutation"/>
        <text:variable-decl office:value-type="string" text:name="supervisor"/>
        <text:variable-decl office:value-type="string" text:name="effectivefrom"/>
        <text:variable-decl office:value-type="string" text:name="fromunit"/>
        <text:variable-decl office:value-type="string" text:name="tounit"/>
        <text:variable-decl office:value-type="string" text:name="superdesignation"/>
        <text:variable-decl office:value-type="string" text:name="addr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docs-internal-guid-199e2b3a-7fff-1399-28f1-465b70f8d33a"/><text:span text:style-name="T6">Date</text:span>: <text:span text:style-name="T9">Tuesday</text:span><text:span text:style-name="T5">, </text:span><text:span text:style-name="T9">February</text:span><text:span text:style-name="T5"> 0</text:span><text:span text:style-name="T9">8</text:span><text:span text:style-name="T5">, 2022</text:span></text:p>
      <text:p text:style-name="P8"><text:span text:style-name="T6">Reference</text:span>: SECL/OP/HR/<text:span text:style-name="T9">TO</text:span>/<text:span text:style-name="T9">02/</text:span>2022/<text:variable-set text:name="sequence" office:value-type="string">-</text:variable-set></text:p>
      <text:p text:style-name="P9"><text:variable-set text:name="name" office:value-type="string">-</text:variable-set></text:p>
      <text:p text:style-name="P13"><text:variable-set text:name="address" office:value-type="string">-</text:variable-set></text:p>
      <text:p text:style-name="P10"/>
      <text:p text:style-name="P10">Subject<text:tab/><text:tab/>: <text:span text:style-name="T9">Transfer to </text:span><text:span text:style-name="T9"><text:variable-set text:name="tounit" office:value-type="string">-</text:variable-set></text:span><text:span text:style-name="T9"><text:s/>unit from </text:span><text:span text:style-name="T7"><text:variable-set text:name="fromunit" office:value-type="string">-</text:variable-set></text:span><text:span text:style-name="T9"><text:s/>unit</text:span></text:p>
      <text:p text:style-name="P10"/>
      <text:p text:style-name="P10">Dear <text:variable-set text:name="salutation" office:value-type="string">-</text:variable-set><text:s/><text:variable-set text:name="name" office:value-type="string">-</text:variable-set></text:p>
      <text:p text:style-name="P10"/>
      <text:p text:style-name="P10"/>
      <text:p text:style-name="P10">We are pleased to inform you that, the management of Spectrum Engineering Consortium Ltd. has decided to transfer you to <text:span text:style-name="T6"><text:variable-set text:name="tounit" office:value-type="string">-</text:variable-set></text:span><text:s/><text:span text:style-name="T10">u</text:span>nit from <text:span text:style-name="T6"><text:variable-set text:name="fromunit" office:value-type="string">-</text:variable-set></text:span><text:s/><text:span text:style-name="T10">u</text:span>nit. This transfer Will be in effect from <text:span text:style-name="T6"><text:variable-set text:name="effectivefrom" office:value-type="string">-</text:variable-set></text:span>.</text:p>
      <text:p text:style-name="P10"/>
      <text:p text:style-name="P10">You will be reporting to <text:span text:style-name="T6"><text:variable-set text:name="supervisor" office:value-type="string">-</text:variable-set></text:span>, <text:variable-set text:name="superdesignation" office:value-type="string">-</text:variable-set>.</text:p>
      <text:p text:style-name="P10"/>
      <text:p text:style-name="P10">We are sure you will make the best use of the opportunity offered to you and contribute substantially to the success of both yourself and the Organization as you have always been doing and fully justify the confidence and faith placed in you by the management. Please note that this transfer will not bring in any changes in your remuneration and other benefits and facilities.</text:p>
      <text:p text:style-name="P10"/>
      <text:p text:style-name="P10">Sincerely Yours</text:p>
      <text:p text:style-name="P10"/>
      <text:p text:style-name="P10"/>
      <text:p text:style-name="P10"/>
      <text:p text:style-name="P10">-----------------------</text:p>
      <text:p text:style-name="P10">Sayeda Fatema Ferdousi</text:p>
      <text:p text:style-name="P10">Assistant Manager</text:p>
      <text:p text:style-name="P10">HR unit</text:p>
      <text:p text:style-name="P10">Mobile: +880 17 1811 8324</text:p>
      <text:p text:style-name="P10">fatema.ferdousi@spectrum-bd.com</text:p>
      <text:p text:style-name="P10"/>
      <text:p text:style-name="P10"/>
      <text:p text:style-name="P7"><text:span text:style-name="T9">Enclosure</text:span>:</text:p>
      <text:list xml:id="list1696669766" text:style-name="L3">
        <text:list-item>
          <text:p text:style-name="P14"><text:span text:style-name="T11">Role Clarification</text:span></text:p>
        </text:list-item>
      </text:list>
      <text:p text:style-name="P11"><text:line-break/>Copy:</text:p>
      <text:list xml:id="list1069642802" text:style-name="L1">
        <text:list-item>
          <text:p text:style-name="P12">Finance and Accounts unit</text:p>
        </text:list-item>
        <text:list-item>
          <text:p text:style-name="P12">HR unit</text:p>
        </text:list-item>
      </text:list>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mily-generic="system" style:font-pitch="variable"/>
    <style:font-face style:name="MuktiNarrow1" svg:font-family="MuktiNarrow"/>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1"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1"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1"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1"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2-02-16T01:19:22.140000000</dc:date>
    <meta:editing-duration>PT3H48M4S</meta:editing-duration>
    <meta:editing-cycles>15</meta:editing-cycles>
    <meta:generator>LibreOffice/7.2.5.2$Windows_X86_64 LibreOffice_project/499f9727c189e6ef3471021d6132d4c694f357e5</meta:generator>
    <meta:document-statistic meta:table-count="0" meta:image-count="0" meta:object-count="0" meta:page-count="1" meta:paragraph-count="21" meta:word-count="155" meta:character-count="916" meta:non-whitespace-character-count="783"/>
  </office:meta>
</office:document-meta>
</file>